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38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0.5374in"/>
    </style:style>
    <style:style style:name="co6" style:family="table-column">
      <style:table-column-properties fo:break-before="auto" style:column-width="1.6244in"/>
    </style:style>
    <style:style style:name="co7" style:family="table-column">
      <style:table-column-properties fo:break-before="auto" style:column-width="1.098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0.989in"/>
    </style:style>
    <style:style style:name="co10" style:family="table-column">
      <style:table-column-properties fo:break-before="auto" style:column-width="0.5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elling price</text:p>
          </table:table-cell>
          <table:table-cell office:value-type="string" calcext:value-type="string">
            <text:p>time to grow</text:p>
          </table:table-cell>
          <table:table-cell/>
          <table:table-cell office:value-type="string" calcext:value-type="string">
            <text:p>initial bal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atoe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pberrie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ffron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raspberries</text:p>
          </table:table-cell>
          <table:table-cell office:value-type="string" calcext:value-type="string">
            <text:p>saffron</text:p>
          </table:table-cell>
          <table:table-cell office:value-type="string" calcext:value-type="string">
            <text:p>balanc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F$2]-([.B8]*[.$B$2]+[.C8]*[.$B$3]+[.D8]*[.$B$4]+[.E8]*[.$B$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8]-([.B9]*[.$B$2]+[.C9]*[.$B$3]+[.D9]*[.$B$4]+[.E9]*[.$B$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9999999999997" calcext:value-type="float">
            <text:p>0.799999999999997</text:p>
          </table:table-cell>
          <table:table-cell office:value-type="float" office:value="0" calcext:value-type="float">
            <text:p>0</text:p>
          </table:table-cell>
          <table:table-cell table:formula="of:=[.F9]-([.B10]*[.$B$2]+[.C10]*[.$B$3]+[.D10]*[.$B$4]+[.E10]*[.$B$5]) + [.B8]*[.$C$2]" office:value-type="float" office:value="0" calcext:value-type="float">
            <text:p>0</text:p>
          </table:table-cell>
          <table:table-cell office:value-type="string" calcext:value-type="string">
            <text:p>first pea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0]-([.B11]*[.$B$2]+[.C11]*[.$B$3]+[.D11]*[.$B$4]+[.E11]*[.$B$5]) + [.B9]*[.$C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9992" calcext:value-type="float">
            <text:p>14.99999999999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1]-([.B12]*[.$B$2]+[.C12]*[.$B$3]+[.D12]*[.$B$4]+[.E12]*[.$B$5]) + [.B10]*[.$C$2]+[.C8]*[.$C$3]+[.D8]*[.$C$4]" office:value-type="float" office:value="0.00000000000756017471" calcext:value-type="float">
            <text:p>7.56017470848747E-12</text:p>
          </table:table-cell>
          <table:table-cell office:value-type="string" calcext:value-type="string">
            <text:p>first potatoes and raspberrie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2]-([.B13]*[.$B$2]+[.C13]*[.$B$3]+[.D13]*[.$B$4]+[.E13]*[.$B$5]) + [.B11]*[.$C$2]+[.C9]*[.$C$3]+[.D9]*[.$C$4]" office:value-type="float" office:value="0.00000000000756017471" calcext:value-type="float">
            <text:p>7.56017470848747E-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4285714285714" calcext:value-type="float">
            <text:p>1.14285714285714</text:p>
          </table:table-cell>
          <table:table-cell table:formula="of:=[.F13]-([.B14]*[.$B$2]+[.C14]*[.$B$3]+[.D14]*[.$B$4]+[.E14]*[.$B$5]) + [.B12]*[.$C$2]+[.C10]*[.$C$3]+[.D10]*[.$C$4]+[.E8]*[.$C$5]" office:value-type="float" office:value="-0.00000000000160227387" calcext:value-type="float">
            <text:p>-1.60227386913903E-12</text:p>
          </table:table-cell>
          <table:table-cell office:value-type="string" calcext:value-type="string">
            <text:p>first saffr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4]-([.B15]*[.$B$2]+[.C15]*[.$B$3]+[.D15]*[.$B$4]+[.E15]*[.$B$5]) + [.B13]*[.$C$2]+[.C11]*[.$C$3]+[.D11]*[.$C$4]+[.E9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5]-([.B16]*[.$B$2]+[.C16]*[.$B$3]+[.D16]*[.$B$4]+[.E16]*[.$B$5]) + [.B14]*[.$C$2]+[.C12]*[.$C$3]+[.D12]*[.$C$4]+[.E10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6]-([.B17]*[.$B$2]+[.C17]*[.$B$3]+[.D17]*[.$B$4]+[.E17]*[.$B$5]) + [.B15]*[.$C$2]+[.C13]*[.$C$3]+[.D13]*[.$C$4]+[.E11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7]-([.B18]*[.$B$2]+[.C18]*[.$B$3]+[.D18]*[.$B$4]+[.E18]*[.$B$5]) + [.B16]*[.$C$2]+[.C14]*[.$C$3]+[.D14]*[.$C$4]+[.E12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8]-([.B19]*[.$B$2]+[.C19]*[.$B$3]+[.D19]*[.$B$4]+[.E19]*[.$B$5]) + [.B17]*[.$C$2]+[.C15]*[.$C$3]+[.D15]*[.$C$4]+[.E13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6530612244898" calcext:value-type="float">
            <text:p>3.26530612244898</text:p>
          </table:table-cell>
          <table:table-cell table:formula="of:=[.F19]-([.B20]*[.$B$2]+[.C20]*[.$B$3]+[.D20]*[.$B$4]+[.E20]*[.$B$5]) + [.B18]*[.$C$2]+[.C16]*[.$C$3]+[.D16]*[.$C$4]+[.E1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0]-([.B21]*[.$B$2]+[.C21]*[.$B$3]+[.D21]*[.$B$4]+[.E21]*[.$B$5]) + [.B19]*[.$C$2]+[.C17]*[.$C$3]+[.D17]*[.$C$4]+[.E15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1]-([.B22]*[.$B$2]+[.C22]*[.$B$3]+[.D22]*[.$B$4]+[.E22]*[.$B$5]) + [.B20]*[.$C$2]+[.C18]*[.$C$3]+[.D18]*[.$C$4]+[.E1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2]-([.B23]*[.$B$2]+[.C23]*[.$B$3]+[.D23]*[.$B$4]+[.E23]*[.$B$5]) + [.B21]*[.$C$2]+[.C19]*[.$C$3]+[.D19]*[.$C$4]+[.E1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3]-([.B24]*[.$B$2]+[.C24]*[.$B$3]+[.D24]*[.$B$4]+[.E24]*[.$B$5]) + [.B22]*[.$C$2]+[.C20]*[.$C$3]+[.D20]*[.$C$4]+[.E1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4]-([.B25]*[.$B$2]+[.C25]*[.$B$3]+[.D25]*[.$B$4]+[.E25]*[.$B$5]) + [.B23]*[.$C$2]+[.C21]*[.$C$3]+[.D21]*[.$C$4]+[.E1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2944606413994" calcext:value-type="float">
            <text:p>9.32944606413994</text:p>
          </table:table-cell>
          <table:table-cell table:formula="of:=[.F25]-([.B26]*[.$B$2]+[.C26]*[.$B$3]+[.D26]*[.$B$4]+[.E26]*[.$B$5]) + [.B24]*[.$C$2]+[.C22]*[.$C$3]+[.D22]*[.$C$4]+[.E20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6]-([.B27]*[.$B$2]+[.C27]*[.$B$3]+[.D27]*[.$B$4]+[.E27]*[.$B$5]) + [.B25]*[.$C$2]+[.C23]*[.$C$3]+[.D23]*[.$C$4]+[.E21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7]-([.B28]*[.$B$2]+[.C28]*[.$B$3]+[.D28]*[.$B$4]+[.E28]*[.$B$5]) + [.B26]*[.$C$2]+[.C24]*[.$C$3]+[.D24]*[.$C$4]+[.E22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8]-([.B29]*[.$B$2]+[.C29]*[.$B$3]+[.D29]*[.$B$4]+[.E29]*[.$B$5]) + [.B27]*[.$C$2]+[.C25]*[.$C$3]+[.D25]*[.$C$4]+[.E23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9]-([.B30]*[.$B$2]+[.C30]*[.$B$3]+[.D30]*[.$B$4]+[.E30]*[.$B$5]) + [.B28]*[.$C$2]+[.C26]*[.$C$3]+[.D26]*[.$C$4]+[.E2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0]-([.B31]*[.$B$2]+[.C31]*[.$B$3]+[.D31]*[.$B$4]+[.E31]*[.$B$5]) + [.B29]*[.$C$2]+[.C27]*[.$C$3]+[.D27]*[.$C$4]+[.E25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655560183257" calcext:value-type="float">
            <text:p>26.655560183257</text:p>
          </table:table-cell>
          <table:table-cell table:formula="of:=[.F31]-([.B32]*[.$B$2]+[.C32]*[.$B$3]+[.D32]*[.$B$4]+[.E32]*[.$B$5]) + [.B30]*[.$C$2]+[.C28]*[.$C$3]+[.D28]*[.$C$4]+[.E2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2]-([.B33]*[.$B$2]+[.C33]*[.$B$3]+[.D33]*[.$B$4]+[.E33]*[.$B$5]) + [.B31]*[.$C$2]+[.C29]*[.$C$3]+[.D29]*[.$C$4]+[.E2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3]-([.B34]*[.$B$2]+[.C34]*[.$B$3]+[.D34]*[.$B$4]+[.E34]*[.$B$5]) + [.B32]*[.$C$2]+[.C30]*[.$C$3]+[.D30]*[.$C$4]+[.E2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4]-([.B35]*[.$B$2]+[.C35]*[.$B$3]+[.D35]*[.$B$4]+[.E35]*[.$B$5]) + [.B33]*[.$C$2]+[.C31]*[.$C$3]+[.D31]*[.$C$4]+[.E2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5]-([.B36]*[.$B$2]+[.C36]*[.$B$3]+[.D36]*[.$B$4]+[.E36]*[.$B$5]) + [.B34]*[.$C$2]+[.C32]*[.$C$3]+[.D32]*[.$C$4]+[.E30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6]-([.B37]*[.$B$2]+[.C37]*[.$B$3]+[.D37]*[.$B$4]+[.E37]*[.$B$5]) + [.B35]*[.$C$2]+[.C33]*[.$C$3]+[.D33]*[.$C$4]+[.E31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1587433807342" calcext:value-type="float">
            <text:p>76.1587433807342</text:p>
          </table:table-cell>
          <table:table-cell table:formula="of:=[.F37]-([.B38]*[.$B$2]+[.C38]*[.$B$3]+[.D38]*[.$B$4]+[.E38]*[.$B$5]) + [.B36]*[.$C$2]+[.C34]*[.$C$3]+[.D34]*[.$C$4]+[.E32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8]-([.B39]*[.$B$2]+[.C39]*[.$B$3]+[.D39]*[.$B$4]+[.E39]*[.$B$5]) + [.B37]*[.$C$2]+[.C35]*[.$C$3]+[.D35]*[.$C$4]+[.E33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9]-([.B40]*[.$B$2]+[.C40]*[.$B$3]+[.D40]*[.$B$4]+[.E40]*[.$B$5]) + [.B38]*[.$C$2]+[.C36]*[.$C$3]+[.D36]*[.$C$4]+[.E3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0]-([.B41]*[.$B$2]+[.C41]*[.$B$3]+[.D41]*[.$B$4]+[.E41]*[.$B$5]) + [.B39]*[.$C$2]+[.C37]*[.$C$3]+[.D37]*[.$C$4]+[.E35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1]-([.B42]*[.$B$2]+[.C42]*[.$B$3]+[.D42]*[.$B$4]+[.E42]*[.$B$5]) + [.B40]*[.$C$2]+[.C38]*[.$C$3]+[.D38]*[.$C$4]+[.E3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2]-([.B43]*[.$B$2]+[.C43]*[.$B$3]+[.D43]*[.$B$4]+[.E43]*[.$B$5]) + [.B41]*[.$C$2]+[.C39]*[.$C$3]+[.D39]*[.$C$4]+[.E3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596409659241" calcext:value-type="float">
            <text:p>217.596409659241</text:p>
          </table:table-cell>
          <table:table-cell table:formula="of:=[.F43]-([.B44]*[.$B$2]+[.C44]*[.$B$3]+[.D44]*[.$B$4]+[.E44]*[.$B$5]) + [.B42]*[.$C$2]+[.C40]*[.$C$3]+[.D40]*[.$C$4]+[.E3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4]-([.B45]*[.$B$2]+[.C45]*[.$B$3]+[.D45]*[.$B$4]+[.E45]*[.$B$5]) + [.B43]*[.$C$2]+[.C41]*[.$C$3]+[.D41]*[.$C$4]+[.E3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5]-([.B46]*[.$B$2]+[.C46]*[.$B$3]+[.D46]*[.$B$4]+[.E46]*[.$B$5]) + [.B44]*[.$C$2]+[.C42]*[.$C$3]+[.D42]*[.$C$4]+[.E40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6]-([.B47]*[.$B$2]+[.C47]*[.$B$3]+[.D47]*[.$B$4]+[.E47]*[.$B$5]) + [.B45]*[.$C$2]+[.C43]*[.$C$3]+[.D43]*[.$C$4]+[.E41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7]-([.B48]*[.$B$2]+[.C48]*[.$B$3]+[.D48]*[.$B$4]+[.E48]*[.$B$5]) + [.B46]*[.$C$2]+[.C44]*[.$C$3]+[.D44]*[.$C$4]+[.E42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8]-([.B49]*[.$B$2]+[.C49]*[.$B$3]+[.D49]*[.$B$4]+[.E49]*[.$B$5]) + [.B47]*[.$C$2]+[.C45]*[.$C$3]+[.D45]*[.$C$4]+[.E43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.70402759783" calcext:value-type="float">
            <text:p>621.70402759783</text:p>
          </table:table-cell>
          <table:table-cell table:formula="of:=[.F49]-([.B50]*[.$B$2]+[.C50]*[.$B$3]+[.D50]*[.$B$4]+[.E50]*[.$B$5]) + [.B48]*[.$C$2]+[.C46]*[.$C$3]+[.D46]*[.$C$4]+[.E4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0]-([.B51]*[.$B$2]+[.C51]*[.$B$3]+[.D51]*[.$B$4]+[.E51]*[.$B$5]) + [.B49]*[.$C$2]+[.C47]*[.$C$3]+[.D47]*[.$C$4]+[.E45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1]-([.B52]*[.$B$2]+[.C52]*[.$B$3]+[.D52]*[.$B$4]+[.E52]*[.$B$5]) + [.B50]*[.$C$2]+[.C48]*[.$C$3]+[.D48]*[.$C$4]+[.E4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2]-([.B53]*[.$B$2]+[.C53]*[.$B$3]+[.D53]*[.$B$4]+[.E53]*[.$B$5]) + [.B51]*[.$C$2]+[.C49]*[.$C$3]+[.D49]*[.$C$4]+[.E4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3]-([.B54]*[.$B$2]+[.C54]*[.$B$3]+[.D54]*[.$B$4]+[.E54]*[.$B$5]) + [.B52]*[.$C$2]+[.C50]*[.$C$3]+[.D50]*[.$C$4]+[.E4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4]-([.B55]*[.$B$2]+[.C55]*[.$B$3]+[.D55]*[.$B$4]+[.E55]*[.$B$5]) + [.B53]*[.$C$2]+[.C51]*[.$C$3]+[.D51]*[.$C$4]+[.E4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6.29722170809" calcext:value-type="float">
            <text:p>1776.29722170809</text:p>
          </table:table-cell>
          <table:table-cell table:formula="of:=[.F55]-([.B56]*[.$B$2]+[.C56]*[.$B$3]+[.D56]*[.$B$4]+[.E56]*[.$B$5]) + [.B54]*[.$C$2]+[.C52]*[.$C$3]+[.D52]*[.$C$4]+[.E50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6]-([.B57]*[.$B$2]+[.C57]*[.$B$3]+[.D57]*[.$B$4]+[.E57]*[.$B$5]) + [.B55]*[.$C$2]+[.C53]*[.$C$3]+[.D53]*[.$C$4]+[.E51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7]-([.B58]*[.$B$2]+[.C58]*[.$B$3]+[.D58]*[.$B$4]+[.E58]*[.$B$5]) + [.B56]*[.$C$2]+[.C54]*[.$C$3]+[.D54]*[.$C$4]+[.E52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8]-([.B59]*[.$B$2]+[.C59]*[.$B$3]+[.D59]*[.$B$4]+[.E59]*[.$B$5]) + [.B57]*[.$C$2]+[.C55]*[.$C$3]+[.D55]*[.$C$4]+[.E53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9]-([.B60]*[.$B$2]+[.C60]*[.$B$3]+[.D60]*[.$B$4]+[.E60]*[.$B$5]) + [.B58]*[.$C$2]+[.C56]*[.$C$3]+[.D56]*[.$C$4]+[.E5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002526541" calcext:value-type="float">
            <text:p>2.52654103489764E-13</text:p>
          </table:table-cell>
          <table:table-cell table:formula="of:=[.F60]-([.B61]*[.$B$2]+[.C61]*[.$B$3]+[.D61]*[.$B$4]+[.E61]*[.$B$5]) + [.B59]*[.$C$2]+[.C57]*[.$C$3]+[.D57]*[.$C$4]+[.E55]*[.$C$5]" office:value-type="float" office:value="-0.00000000004421446811" calcext:value-type="float">
            <text:p>-4.42144681107087E-1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5.13491916596" calcext:value-type="float">
            <text:p>5075.13491916596</text:p>
          </table:table-cell>
          <table:table-cell table:formula="of:=[.F61]-([.B62]*[.$B$2]+[.C62]*[.$B$3]+[.D62]*[.$B$4]+[.E62]*[.$B$5]) + [.B60]*[.$C$2]+[.C58]*[.$C$3]+[.D58]*[.$C$4]+[.E5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2]-([.B63]*[.$B$2]+[.C63]*[.$B$3]+[.D63]*[.$B$4]+[.E63]*[.$B$5]) + [.B61]*[.$C$2]+[.C59]*[.$C$3]+[.D59]*[.$C$4]+[.E5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3]-([.B64]*[.$B$2]+[.C64]*[.$B$3]+[.D64]*[.$B$4]+[.E64]*[.$B$5]) + [.B62]*[.$C$2]+[.C60]*[.$C$3]+[.D60]*[.$C$4]+[.E5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4]-([.B65]*[.$B$2]+[.C65]*[.$B$3]+[.D65]*[.$B$4]+[.E65]*[.$B$5]) + [.B63]*[.$C$2]+[.C61]*[.$C$3]+[.D61]*[.$C$4]+[.E5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0000000000615229123" calcext:value-type="float">
            <text:p>-6.1522912324981E-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5]-([.B66]*[.$B$2]+[.C66]*[.$B$3]+[.D66]*[.$B$4]+[.E66]*[.$B$5]) + [.B64]*[.$C$2]+[.C62]*[.$C$3]+[.D62]*[.$C$4]+[.E60]*[.$C$5]" office:value-type="float" office:value="0.00000000006152291232" calcext:value-type="float">
            <text:p>6.1522912324981E-1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6]-([.B67]*[.$B$2]+[.C67]*[.$B$3]+[.D67]*[.$B$4]+[.E67]*[.$B$5]) + [.B65]*[.$C$2]+[.C63]*[.$C$3]+[.D63]*[.$C$4]+[.E61]*[.$C$5]" office:value-type="float" office:value="0.00000000018784996407" calcext:value-type="float">
            <text:p>1.87849964069863E-1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7]-([.B68]*[.$B$2]+[.C68]*[.$B$3]+[.D68]*[.$B$4]+[.E68]*[.$B$5]) + [.B66]*[.$C$2]+[.C64]*[.$C$3]+[.D64]*[.$C$4]+[.E62]*[.$C$5]" office:value-type="float" office:value="2537567.45958298" calcext:value-type="float">
            <text:p>2537567.459582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3T21:16:51.851391206</dc:date>
    <meta:editing-duration>PT38M42S</meta:editing-duration>
    <meta:editing-cycles>9</meta:editing-cycles>
    <meta:generator>LibreOffice/7.3.7.2$Linux_X86_64 LibreOffice_project/30$Build-2</meta:generator>
    <meta:document-statistic meta:table-count="1" meta:cell-count="397" meta:object-count="0"/>
  </office:meta>
</office:document-meta>
</file>